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FHMIX01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IDC381-8-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1x08</text:p>
          </table:table-cell>
          <table:table-cell office:value-type="string" calcext:value-type="string">
            <text:p>https://www.tme.eu/cz/details/idc381-8-110_krone/konektory-idc/ninigi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9V</text:p>
          </table:table-cell>
          <table:table-cell office:value-type="string" calcext:value-type="string">
            <text:p>https://www.tme.eu/cz/details/826632-3/konektory-hrebinky/te-connectivity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1,R40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9,R38,R30,R29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7,R35,R34,R31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3,U7</text:p>
          </table:table-cell>
          <table:table-cell office:value-type="string" calcext:value-type="string">
            <text:p>TSSO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343</text:p>
          </table:table-cell>
          <table:table-cell office:value-type="string" calcext:value-type="string">
            <text:p>https://www.digikey.com/en/products/detail/AD8343ARUZ-REEL7/AD8343ARUZ-REEL7CT-ND/4908710?utm_campaign=buynow&amp;utm_medium=aggregator&amp;curr=usd&amp;utm_source=octopa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50</text:p>
          </table:table-cell>
          <table:table-cell office:value-type="string" calcext:value-type="string">
            <text:p>https://www.tme.eu/cz/details/ncp1117st50t3g/stabilizatory-napeti-neregulovane-ldo/on-semiconductor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-3,3/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21,L20,L19,L22</text:p>
          </table:table-cell>
          <table:table-cell office:value-type="string" calcext:value-type="string">
            <text:p>SMD-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M21PG331SN1D</text:p>
          </table:table-cell>
          <table:table-cell office:value-type="string" calcext:value-type="string">
            <text:p><text:a xlink:href="https://www.tme.eu/cz/details/lm1117mp-3.3_no/stabilizatory-napeti-neregulovane-ldo/texas-instruments/lm1117mp-3-3-nopb/" xlink:type="simple">https://www.tme.eu/cz/details/lm1117mp-3.3_no/stabilizatory-napeti-neregulovane-ldo/texas-instruments/lm1117mp-3-3-nopb/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8,R27,R26,R25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.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QFN-16-1EP_3x3mm_Pitch0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322</text:p>
          </table:table-cell>
          <table:table-cell office:value-type="string" calcext:value-type="string">
            <text:p>https://www.digikey.com/en/products/detail/silicon-labs/SI53322-B-GM/4158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0,C27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8,C21,C65,C63,C36,C29,C7,C8,C9,C10,C47,C52,C54,C55,C58,C59,C60</text:p>
          </table:table-cell>
          <table:table-cell office:value-type="string" calcext:value-type="string">
            <text:p>SMD-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3,M2,M1,M8,M7,M6,M5,M4</text:p>
          </table:table-cell>
          <table:table-cell office:value-type="string" calcext:value-type="string">
            <text:p>MountingHole_3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FF_QFN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6604-10</text:p>
          </table:table-cell>
          <table:table-cell office:value-type="string" calcext:value-type="string">
            <text:p>https://www.digikey.com/en/products/detail/analog-devices-inc/LT6604IUFF-10-PBF/1931148?s=N4IgTCBcDaIDIBUBsSAMAWAtARlSAugL5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,D3,D5,D9,D7,D4,D1,D8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70-04</text:p>
          </table:table-cell>
          <table:table-cell office:value-type="string" calcext:value-type="string">
            <text:p>https://www.tme.eu/cz/details/bas70-04-dio/diody-schottky-smd/diotec-semiconductor/bas70-4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ttps://www.tme.eu/cz/details/m4-dc/univerzalni-diody-smd/dc-components/m4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6,C64,C62,C61,C16,C20,C40,C56,C67,C3,C4,C5,C6,C17,C32,C39,C51,C69,C70,C71,C68</text:p>
          </table:table-cell>
          <table:table-cell office:value-type="string" calcext:value-type="string">
            <text:p>SMD-06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5,R44,R43,R42,R12,R9,R16,R13</text:p>
          </table:table-cell>
          <table:table-cell office:value-type="string" calcext:value-type="string">
            <text:p>SMD-06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3,R32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4,R11,R10,R15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,R7,R18,R17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53,C5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,L4,L15,L16</text:p>
          </table:table-cell>
          <table:table-cell office:value-type="string" calcext:value-type="string">
            <text:p>L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0nH</text:p>
          </table:table-cell>
          <table:table-cell office:value-type="string" calcext:value-type="string">
            <text:p>https://www.tme.eu/cz/details/0805f-r68k-08/tlumivky-smd-0805/fastron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1,C12,C13,C14,C15,C19,C23,C24,C25,C26,C31,C33,C34,C35,C37,C38,C43,C45,C46,C48,C49,C50</text:p>
          </table:table-cell>
          <table:table-cell office:value-type="string" calcext:value-type="string">
            <text:p>SMD-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9p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8,C22,C42,C44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p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,L2,L5,L6,L7,L8,L9,L10,L36,L37,L38,L40,L41,L42,L35,L39</text:p>
          </table:table-cell>
          <table:table-cell office:value-type="string" calcext:value-type="string">
            <text:p>SMD-0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0nH</text:p>
          </table:table-cell>
          <table:table-cell office:value-type="string" calcext:value-type="string">
            <text:p>https://www.tme.eu/cz/details/0805as-r27j-08/tlumivky-smd-0805/fastron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1,L12,L24,L25,L26,L27,L33,L34</text:p>
          </table:table-cell>
          <table:table-cell office:value-type="string" calcext:value-type="string">
            <text:p>SMD-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https://www.tme.eu/cz/details/0805as-010j-08/tlumivky-smd-0805/fastron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13,L14,L17,L18,L23,L28,L29,L30,L31,L32</text:p>
          </table:table-cell>
          <table:table-cell office:value-type="string" calcext:value-type="string">
            <text:p>L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https://www.tme.eu/cz/details/0805as-018j-08/tlumivky-smd-0805/fastron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,R2,R3,R4,R22,R23,R24,R21</text:p>
          </table:table-cell>
          <table:table-cell office:value-type="string" calcext:value-type="string">
            <text:p>SMD-06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,U5</text:p>
          </table:table-cell>
          <table:table-cell office:value-type="string" calcext:value-type="string">
            <text:p>DL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GA-105+</text:p>
          </table:table-cell>
          <table:table-cell office:value-type="string" calcext:value-type="string">
            <text:p>https://www.minicircuits.com/WebStore/dashboard.html?model=MPGA-105%2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2,U6</text:p>
          </table:table-cell>
          <table:table-cell office:value-type="string" calcext:value-type="string">
            <text:p>DL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VA-63+</text:p>
          </table:table-cell>
          <table:table-cell office:value-type="string" calcext:value-type="string">
            <text:p>https://www.minicircuits.com/WebStore/dashboard.html?model=MGVA-63%2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23:50:11.038694029</dc:date>
    <meta:editing-duration>PT10M38S</meta:editing-duration>
    <meta:editing-cycles>2</meta:editing-cycles>
    <meta:generator>LibreOffice/6.0.7.3$Linux_X86_64 LibreOffice_project/00m0$Build-3</meta:generator>
    <meta:document-statistic meta:table-count="1" meta:cell-count="201" meta:object-count="0"/>
  </office:meta>
</office:document-meta>
</file>